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e time new roman" svg:font-family="'The time new roman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arial" fo:font-size="12pt" fo:language="es" fo:country="EC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fo:font-size="12pt" fo:language="es" fo:country="EC" style:text-underline-style="none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The time new roman" fo:font-size="14pt" fo:language="es" fo:country="EC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 fo:text-align="justify" style:justify-single-word="false"/>
      <style:text-properties fo:color="#800000" style:font-name="arial" fo:font-size="12pt" fo:language="es" fo:country="EC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line-height="150%" fo:text-align="justify" style:justify-single-word="false"/>
      <style:text-properties fo:color="#800000" style:font-name="arial" fo:font-size="14pt" fo:language="es" fo:country="EC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PÍTULO 1. </text:p>
      <text:p text:style-name="P1">Planteamiento del Problema</text:p>
      <text:p text:style-name="P1">Objetivo General</text:p>
      <text:p text:style-name="P1">Objetivos Específicos</text:p>
      <text:p text:style-name="P1">Justificación Del Trabajo</text:p>
      <text:p text:style-name="P1">Justificación Metodológica</text:p>
      <text:p text:style-name="P2">Definición Y Origen De Internet</text:p>
      <text:p text:style-name="P2">Computador</text:p>
      <text:p text:style-name="P2">Navegador Web</text:p>
      <text:p text:style-name="P2">Dirección IP</text:p>
      <text:p text:style-name="P2">Router</text:p>
      <text:p text:style-name="P2">Red</text:p>
      <text:p text:style-name="P2">Protocolos De Comunicación</text:p>
      <text:p text:style-name="P2">Servidor</text:p>
      <text:p text:style-name="P2">Hipertexto</text:p>
      <text:p text:style-name="P2">Web</text:p>
      <text:p text:style-name="P2">Orígenes</text:p>
      <text:p text:style-name="P2">Internet En La Actualidad</text:p>
      <text:p text:style-name="P2">Definición De Sitios Web, Su Estructura E Importancia</text:p>
      <text:p text:style-name="P2">Página Web</text:p>
      <text:p text:style-name="P2">Sitios Estáticos</text:p>
      <text:p text:style-name="P2">Sitios Dinámicos</text:p>
      <text:p text:style-name="P2">Importancia de los Sitios WEB</text:p>
      <text:p text:style-name="P2">Introducción A los Frameworks</text:p>
      <text:p text:style-name="P2">Historia</text:p>
      <text:p text:style-name="P2">Tipos De Frameworks</text:p>
      <text:p text:style-name="P2">Frameworks de Caja Blanca</text:p>
      <text:p text:style-name="P2"><text:soft-page-break/>Frameworks de Caja Negra</text:p>
      <text:p text:style-name="P2">Frameworks de Caja Gris</text:p>
      <text:p text:style-name="P2">¿Por Qué Usar Un Framework?</text:p>
      <text:p text:style-name="P2">Introducción A La Programación Orientada A Objetos (POO)</text:p>
      <text:p text:style-name="P2">Elementos De La POO</text:p>
      <text:p text:style-name="P2">Abstracción</text:p>
      <text:p text:style-name="P2">Encapsulamiento</text:p>
      <text:p text:style-name="P2">Modularidad</text:p>
      <text:p text:style-name="P2">Ocultación (Aislamiento)</text:p>
      <text:p text:style-name="P2">Polimorfismo</text:p>
      <text:p text:style-name="P2">Herencia</text:p>
      <text:p text:style-name="P2">Recolección de Basura</text:p>
      <text:p text:style-name="P2">Objeto</text:p>
      <text:p text:style-name="P2">Ejemplo de Objeto Real</text:p>
      <text:p text:style-name="P2">Ejemplo de Objeto Imaginario</text:p>
      <text:p text:style-name="P2">Tipos De Datos</text:p>
      <text:p text:style-name="P2">Numéricos</text:p>
      <text:p text:style-name="P2">Enteros</text:p>
      <text:p text:style-name="P2">Flotantes</text:p>
      <text:p text:style-name="P2">Cadenas</text:p>
      <text:p text:style-name="P2">Booleanos</text:p>
      <text:p text:style-name="P2">Arreglos</text:p>
      <text:p text:style-name="P2">Objeto</text:p>
      <text:p text:style-name="P2">Operadores</text:p>
      <text:p text:style-name="P2">Estructuras de Control</text:p>
      <text:p text:style-name="P2">Referencia Del Lenguaje</text:p>
      <text:p text:style-name="P2">Sintaxis Básica</text:p>
      <text:p text:style-name="P2"><text:soft-page-break/>Variables En PHP</text:p>
      <text:p text:style-name="P2">Variables De Entorno PHP</text:p>
      <text:p text:style-name="P2">$_GET</text:p>
      <text:p text:style-name="P2">$_POST</text:p>
      <text:p text:style-name="P2">$_SESSION </text:p>
      <text:p text:style-name="P2">$_SERVER</text:p>
      <text:p text:style-name="P2">Constantes En PHP</text:p>
      <text:p text:style-name="P2">Estructuras de Control En PHP</text:p>
      <text:p text:style-name="P2">If Else</text:p>
      <text:p text:style-name="P2">While y Do-while</text:p>
      <text:p text:style-name="P2">switch</text:p>
      <text:p text:style-name="P2">for</text:p>
      <text:p text:style-name="P2">foreach</text:p>
      <text:p text:style-name="P2">break(romper)</text:p>
      <text:p text:style-name="P2">Relacionar Ficheros En PHP</text:p>
      <text:p text:style-name="P2">require</text:p>
      <text:p text:style-name="P2">include</text:p>
      <text:p text:style-name="P2">require_once / include_once</text:p>
      <text:p text:style-name="P2">Funciones En PHP</text:p>
      <text:p text:style-name="P2">Programación Orientada A Objetos En PHP</text:p>
      <text:p text:style-name="P2">Clase</text:p>
      <text:p text:style-name="P2">Clase Instanciable</text:p>
      <text:p text:style-name="P2">Clase Heredada</text:p>
      <text:p text:style-name="P2">Clase Abstracta</text:p>
      <text:p text:style-name="P2">Clase Interface</text:p>
      <text:p text:style-name="P2">Clase Final</text:p>
      <text:p text:style-name="P2">Resumen Tipos De Clases</text:p>
      <text:p text:style-name="P2"><text:soft-page-break/>Auto Carga De Clases</text:p>
      <text:p text:style-name="P2">Métodos</text:p>
      <text:p text:style-name="P2">Propiedades</text:p>
      <text:p text:style-name="P2">Ámbitos de Propiedades y Métodos En PHP</text:p>
      <text:p text:style-name="P2">Propiedades y Métodos Públicos</text:p>
      <text:p text:style-name="P2">Propiedades y Métodos Protegidos</text:p>
      <text:p text:style-name="P2">Propiedades y Métodos Privados</text:p>
      <text:p text:style-name="P2">Propiedades y Métodos Privados</text:p>
      <text:p text:style-name="P3">Propiedades y Métodos Estáticos</text:p>
      <text:p text:style-name="P3">Propiedades y Métodos Estáticos</text:p>
      <text:p text:style-name="P3">Resumen Tipos de Métodos</text:p>
      <text:p text:style-name="P5">Capítulo II</text:p>
      <text:p text:style-name="P5">Introducción a <text:s/>HTML</text:p>
      <text:p text:style-name="P5">Historia del HTML</text:p>
      <text:p text:style-name="P5">¿Qué <text:s/>Es La W3C?</text:p>
      <text:p text:style-name="P5">Versiones Y Tipos De HTML</text:p>
      <text:p text:style-name="P3">Definición Documento</text:p>
      <text:p text:style-name="P3">Etiquetas</text:p>
      <text:p text:style-name="P3">Etiquetas Esenciales Del HTML</text:p>
      <text:p text:style-name="P3">Atributos Generales de HTML</text:p>
      <text:p text:style-name="P3">Formularios</text:p>
      <text:p text:style-name="P3">Atributos importantes de input</text:p>
      <text:p text:style-name="P3">Tipos de input</text:p>
      <text:p text:style-name="P3">Otros Elementos de Captura de Datos</text:p>
      <text:p text:style-name="P3">select</text:p>
      <text:p text:style-name="P3">textarea</text:p>
      <text:p text:style-name="P3">Introducción a CSS</text:p>
      <text:p text:style-name="P3"><text:soft-page-break/>Historia CSS</text:p>
      <text:p text:style-name="P3">Sintaxis Básica</text:p>
      <text:p text:style-name="P3">Selectores</text:p>
      <text:p text:style-name="P3">Propiedades</text:p>
      <text:p text:style-name="P3">Propiedad de color</text:p>
      <text:p text:style-name="P3">Propiedades de Texto y Fuentes</text:p>
      <text:p text:style-name="P3">Propiedades Para Bordes</text:p>
      <text:p text:style-name="P3">Propiedades Para Márgenes</text:p>
      <text:p text:style-name="P3">Propiedades Para Listas</text:p>
      <text:p text:style-name="P3">Propiedades Para Tablas</text:p>
      <text:p text:style-name="P3">Propiedades Para Dimensiones</text:p>
      <text:p text:style-name="P3">Propiedades Para Efectos Visuales</text:p>
      <text:p text:style-name="P3">Propiedades Para Ubicación</text:p>
      <text:p text:style-name="P3">Introducción A Java Script</text:p>
      <text:p text:style-name="P3">Introducción A Java Script</text:p>
      <text:p text:style-name="P3">Introducción A Java Script</text:p>
      <text:p text:style-name="P3">Sintaxis básica</text:p>
      <text:p text:style-name="P3">Variables en JavaScript</text:p>
      <text:p text:style-name="P3">Funciones</text:p>
      <text:p text:style-name="P3">Eventos en JavaScript</text:p>
      <text:p text:style-name="P3">Clases y Métodos</text:p>
      <text:p text:style-name="P3">Usar Java Script en HTML</text:p>
      <text:p text:style-name="P3">Importancia De Java Script En La Actualidad</text:p>
      <text:p text:style-name="P3">Introducción A MySQL</text:p>
      <text:p text:style-name="P3">Bases De Datos</text:p>
      <text:p text:style-name="P3">Tabla</text:p>
      <text:p text:style-name="P3">Columna</text:p>
      <text:p text:style-name="P3"><text:soft-page-break/>Tipos de Datos MySQL</text:p>
      <text:p text:style-name="P3">Dato</text:p>
      <text:p text:style-name="P3">Dato Procedimiento Almacenado y Funciones</text:p>
      <text:p text:style-name="P3">Diseño De Bases De Datos Modelo Entidad Relación</text:p>
      <text:p text:style-name="P3">Diseño De Bases De Datos Modelo Entidad Relación</text:p>
      <text:p text:style-name="P3">Clave Primaria</text:p>
      <text:p text:style-name="P3">Clave Foránea</text:p>
      <text:p text:style-name="P3">Comandos Básicos MySQL</text:p>
      <text:p text:style-name="P3">Comandos DDL (Lenguaje de definición de datos)</text:p>
      <text:p text:style-name="P3">Sentencias CREATE</text:p>
      <text:p text:style-name="P3">Create Table</text:p>
      <text:p text:style-name="P3">Alter Table</text:p>
      <text:p text:style-name="P3">Create View</text:p>
      <text:p text:style-name="P3">Variables en MySQL</text:p>
      <text:p text:style-name="P3">Create Procedure/Create Function</text:p>
      <text:p text:style-name="P3">Sentencias Drop</text:p>
      <text:p text:style-name="P3">Comandos DML (Lenguaje de Manipulación <text:s/>de datos)</text:p>
      <text:p text:style-name="P3">Sentencias Select</text:p>
      <text:p text:style-name="P3">Sentencias Join</text:p>
      <text:p text:style-name="P3">Sentencias Insert</text:p>
      <text:p text:style-name="P3">Sentencias Update</text:p>
      <text:p text:style-name="P3">Sentencias Delete</text:p>
      <text:p text:style-name="P3">Introducción A CodeIgniter PHP</text:p>
      <text:p text:style-name="P3">Modelo Vista Controlador</text:p>
      <text:p text:style-name="P3">Modelo</text:p>
      <text:p text:style-name="P3">Vista</text:p>
      <text:p text:style-name="P3">Controlador</text:p>
      <text:p text:style-name="P3"><text:soft-page-break/>Distribución Directorios CodeIngiter</text:p>
      <text:p text:style-name="P3">Instrucciones De Instalación</text:p>
      <text:p text:style-name="P3">Configuración</text:p>
      <text:p text:style-name="P3">URLS De CodeIgniter</text:p>
      <text:p text:style-name="P3">Controladores</text:p>
      <text:p text:style-name="P3">Funciones</text:p>
      <text:p text:style-name="P3">Definir un controlador por defecto</text:p>
      <text:p text:style-name="P3">Funciones Privadas</text:p>
      <text:p text:style-name="P3">Vistas en CodeIgniter</text:p>
      <text:p text:style-name="P3">Cargar una Vista en CodeIgniter</text:p>
      <text:p text:style-name="P3">Vistas en subcarpetas</text:p>
      <text:p text:style-name="P3">Datos Dinámicos En Las Vistas</text:p>
      <text:p text:style-name="P3">Vistas Como Datos</text:p>
      <text:p text:style-name="P3">Modelos en CodeIgniter</text:p>
      <text:p text:style-name="P3">Cargar Un Modelo</text:p>
      <text:p text:style-name="P3">Usar Los Helpers De CodeIgniter</text:p>
      <text:p text:style-name="P3">Cargar un Helper</text:p>
      <text:p text:style-name="P3">Modo de Uso Helper de CodeIgniter</text:p>
      <text:p text:style-name="P3">Usar Las Bibliotecas De CodeIgniter</text:p>
      <text:p text:style-name="P3">Cargar Automáticamente Recursos En CodeIgniter</text:p>
      <text:p text:style-name="P3">Ruteo URI</text:p>
      <text:p text:style-name="P3">Reglas de Ruteo</text:p>
      <text:p text:style-name="P3">Manejo de Errores En CodeIgniter</text:p>
      <text:p text:style-name="P3">Seguridad En CodeIgniter</text:p>
      <text:p text:style-name="P3">Clases De CodeIgniter</text:p>
      <text:p text:style-name="P3">Clase Config</text:p>
      <text:p text:style-name="P3">Clase Database</text:p>
      <text:p text:style-name="P3"><text:soft-page-break/>Conectar A Una Base De Datos</text:p>
      <text:p text:style-name="P3">Consultas</text:p>
      <text:p text:style-name="P3">Enlazado de Consultas</text:p>
      <text:p text:style-name="P3">Resultados De Consultas</text:p>
      <text:p text:style-name="P3">Métodos Generales De La Librería “database”</text:p>
      <text:p text:style-name="P3">Escapar Consultas En CodeIgniter</text:p>
      <text:p text:style-name="P3">Clase Email</text:p>
      <text:p text:style-name="P3">Configuración Clase Email CodeIgniter</text:p>
      <text:p text:style-name="P3">Métodos De La Clase Email</text:p>
      <text:p text:style-name="P3">Clase Input</text:p>
      <text:p text:style-name="P3">Métodos De La Clase Input</text:p>
      <text:p text:style-name="P3">Clase Pagination</text:p>
      <text:p text:style-name="P3">Clase Session</text:p>
      <text:p text:style-name="P3">Clase Upload</text:p>
      <text:p text:style-name="P3">Métodos De La Clase Upload</text:p>
      <text:p text:style-name="P3">Helpers de CodeIgniter</text:p>
      <text:p text:style-name="P3">Helper Download</text:p>
      <text:p text:style-name="P3">Funciones Del Helper Download</text:p>
      <text:p text:style-name="P3">Helper File</text:p>
      <text:p text:style-name="P3">Funciones Del Helper File</text:p>
      <text:p text:style-name="P3">Helper URL</text:p>
      <text:p text:style-name="P3">Funciones Del Helper URL</text:p>
      <text:p text:style-name="P3">Introducción A Bootstrap CSS</text:p>
      <text:p text:style-name="P3">Como Usar Bootstrap</text:p>
      <text:p text:style-name="P3">Sintaxis De Bootstrap</text:p>
      <text:p text:style-name="P3">Prestaciones Del Framework Bootstrap</text:p>
      <text:p text:style-name="P3">Scaffolding</text:p>
      <text:p text:style-name="P3"><text:soft-page-break/>Fluid Grid System</text:p>
      <text:p text:style-name="P3">Layouts</text:p>
      <text:p text:style-name="P3">Base CSS</text:p>
      <text:p text:style-name="P3">Tables</text:p>
      <text:p text:style-name="P3">Tabla Por Defecto</text:p>
      <text:p text:style-name="P3">Tabla Striped</text:p>
      <text:p text:style-name="P3">Tabla Bordered</text:p>
      <text:p text:style-name="P6">Tabla Hover</text:p>
      <text:p text:style-name="P6">Formularios con Bootstrap</text:p>
      <text:p text:style-name="P6">Buttons de Bootstrap</text:p>
      <text:p text:style-name="P6">Iconos en Bootstrap</text:p>
      <text:p text:style-name="P6">Componentes de Bootstrap</text:p>
      <text:p text:style-name="P6">Button Dropdowns</text:p>
      <text:p text:style-name="P6">Navbar Bootstrap</text:p>
      <text:p text:style-name="P6">Pagination Bootstrap</text:p>
      <text:p text:style-name="P6">Labels Bootstrap</text:p>
      <text:p text:style-name="P6">Alertas <text:s/>Bootstrap</text:p>
      <text:p text:style-name="P6">Componentes Java Script En Bootstrap</text:p>
      <text:p text:style-name="P6">Modal Bootstrap</text:p>
      <text:p text:style-name="P6">Tabs Bootstrap</text:p>
      <text:p text:style-name="P6">Collapse Bootstrap</text:p>
      <text:p text:style-name="P6">Recolección De Información</text:p>
      <text:p text:style-name="P6">Identificar Fuentes De Información</text:p>
      <text:p text:style-name="P6">Definición De Problema. ¿Qué Es Un CMS?</text:p>
      <text:p text:style-name="P6">Historia De CMS</text:p>
      <text:p text:style-name="P6">Tipos De CMS</text:p>
      <text:p text:style-name="P6">CMS Abiertos</text:p>
      <text:p text:style-name="P6"><text:soft-page-break/>CMS Cerrados</text:p>
      <text:p text:style-name="P6">CMS Comerciales</text:p>
      <text:p text:style-name="P6">Ventajas CMS</text:p>
      <text:p text:style-name="P6">Desventajas CMS</text:p>
      <text:p text:style-name="P6">Estudio Del Funcionamiento De Un CMS</text:p>
      <text:p text:style-name="P6">Diseño CMS</text:p>
      <text:p text:style-name="P6">Análisis De Las Prestaciones CMS</text:p>
      <text:p text:style-name="P6">Almacenamiento De Datos</text:p>
      <text:p text:style-name="P6">Manipulación De Datos Por El Administrador</text:p>
      <text:p text:style-name="P6">Flujo De Datos</text:p>
      <text:p text:style-name="P7">Capítulo IV</text:p>
      <text:p text:style-name="P6">Definición De Las Prestaciones Del Sistema</text:p>
      <text:p text:style-name="P6">Prestaciones del sistema</text:p>
      <text:p text:style-name="P6">Análisis De Requerimientos</text:p>
      <text:p text:style-name="P6">Requisitos de Hardware</text:p>
      <text:p text:style-name="P6">Requisitos de Software</text:p>
      <text:p text:style-name="P6">Personal Humano</text:p>
      <text:p text:style-name="P6">Almacenamiento De Información</text:p>
      <text:p text:style-name="P6">Definición Estructura del Sitio</text:p>
      <text:p text:style-name="P6">Gestión de Pantallas</text:p>
      <text:p text:style-name="P6">Gestión De URL's</text:p>
      <text:p text:style-name="P6">Paginas CMS</text:p>
      <text:p text:style-name="P6">Artículos CMS</text:p>
      <text:p text:style-name="P6">Imágenes CMS</text:p>
      <text:p text:style-name="P6">Gestión De Base De Datos CMS</text:p>
      <text:p text:style-name="P6">Gestión De Artículos Por Páginas (paginación)</text:p>
      <text:p text:style-name="P6">Administración De Usuarios</text:p>
      <text:p text:style-name="P6"><text:soft-page-break/>Gestión de Menús</text:p>
      <text:p text:style-name="P6">El Foco De Los Menús</text:p>
      <text:p text:style-name="P6">Barra De Menú Lateral</text:p>
      <text:p text:style-name="P6">Creación Del Modelo De Base De Datos</text:p>
      <text:p text:style-name="P6">Creando El Primer Modelo</text:p>
      <text:p text:style-name="P6">Diccionario de Datos</text:p>
      <text:p text:style-name="P6">Entidad Page</text:p>
      <text:p text:style-name="P6">Entidad Article</text:p>
      <text:p text:style-name="P6">Entidad Form</text:p>
      <text:p text:style-name="P6">Entidad User</text:p>
      <text:p text:style-name="P6">Definición De Funciones Y Vistas</text:p>
      <text:p text:style-name="P6">Vista Para Presentar Un Listado De Artículos</text:p>
      <text:p text:style-name="P6">Vista Tablón</text:p>
      <text:p text:style-name="P6">Diagrama De Bases De Datos</text:p>
      <text:p text:style-name="P6">Sometiendo a Pruebas el Modelo</text:p>
      <text:p text:style-name="P6">Análisis De Interfaz De Usuario</text:p>
      <text:p text:style-name="P6">Interfaz de Usuario</text:p>
      <text:p text:style-name="P6">Diseño De Interfaz De Inicio</text:p>
      <text:p text:style-name="P6">Diseño De Interfaz De Contenidos</text:p>
      <text:p text:style-name="P6">Diseño De Interfaz De Contactos</text:p>
      <text:p text:style-name="P6">Interfaz de Administrador</text:p>
      <text:p text:style-name="P6">Diseño Interfaz De Login</text:p>
      <text:p text:style-name="P6">Definición Estructura De Vistas</text:p>
      <text:p text:style-name="P6">Vistas Teminadas</text:p>
      <text:p text:style-name="P6">Presentación De Contenidos</text:p>
      <text:p text:style-name="P6">Página De Inicio</text:p>
      <text:p text:style-name="P6">Estructura Vistas Administrador</text:p>
      <text:p text:style-name="P1"><text:soft-page-break/>Vista Administrador</text:p>
      <text:p text:style-name="P6">Vista Login</text:p>
      <text:p text:style-name="P6">Presentación De Contenidos Administrador</text:p>
      <text:p text:style-name="P6">Análisis Diseño Lógico Del Sistema</text:p>
      <text:p text:style-name="P6">Diagramas De Modelo UML</text:p>
      <text:p text:style-name="P6">Casos De Uso Aplicación Web</text:p>
      <text:p text:style-name="P6">Caso De Uso Interacción Del Usuario Con El Sitio Web</text:p>
      <text:p text:style-name="P6">Caso De Uso Interacción Del Usuario Con El Formulario De Contactos</text:p>
      <text:p text:style-name="P6">Diagrama De Clases Sitio</text:p>
      <text:p text:style-name="P6">Diagramas UML Administrador</text:p>
      <text:p text:style-name="P6">Casos De Uso Administrador</text:p>
      <text:p text:style-name="P6">Casos De Uso Interacción Del Usuario Con El Sitio Web</text:p>
      <text:p text:style-name="P6">Caso De Uso Identificación De Usuario</text:p>
      <text:p text:style-name="P6">Caso De Uso Crear Artículo</text:p>
      <text:p text:style-name="P6">Caso De Uso Editar Artículo</text:p>
      <text:p text:style-name="P6">Caso De Uso Eliminar Artículo</text:p>
      <text:p text:style-name="P6">Diagrama De Clases Administrador</text:p>
      <text:p text:style-name="P6">Pruebas Del Sistema</text:p>
      <text:p text:style-name="P6">Publicación Del Sistema</text:p>
      <text:p text:style-name="P6">Conclusiones</text:p>
      <text:p text:style-name="P6">Recomendaciones</text:p>
      <text:p text:style-name="P6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e time new roman" svg:font-family="'The time new roman'"/>
    <style:font-face style:name="DejaVu Sans Mono" svg:font-family="'DejaVu Sans Mono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system"/>
    <style:font-face style:name="DejaVu Sans Mono2" svg:font-family="'DejaVu Sans Mono'" style:font-family-generic="system"/>
    <style:font-face style:name="Symbol" svg:font-family="Symbol" style:font-family-generic="system"/>
    <style:font-face style:name="Wingdings" svg:font-family="Wingdings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fo:text-align="start" style:justify-single-word="false" fo:orphans="2" fo:widows="2"/>
      <style:text-properties style:font-name="DejaVu Sans Mono" fo:font-size="10pt" fo:language="es" fo:country="EC" style:font-name-asian="DejaVu Sans Mono1" style:font-size-asian="10pt" style:language-asian="en" style:country-asian="US" style:font-name-complex="DejaVu Sans Mono2" style:font-size-complex="10pt" style:language-complex="ar" style:country-complex="SA"/>
    </style:style>
    <style:style style:name="ListLabel_20_42" style:display-name="ListLabel 42" style:family="text">
      <style:text-properties style:font-name-complex="Symbol"/>
    </style:style>
    <style:style style:name="ListLabel_20_40" style:display-name="ListLabel 40" style:family="text">
      <style:text-properties style:font-name-complex="Courier New"/>
    </style:style>
    <style:style style:name="ListLabel_20_41" style:display-name="ListLabel 41" style:family="text">
      <style:text-properties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Villota</meta:initial-creator>
    <meta:creation-date>2013-10-01T16:22:41</meta:creation-date>
    <dc:date>2013-10-02T10:58:06</dc:date>
    <dc:creator>Eduardo Villota</dc:creator>
    <meta:editing-duration>PT1H53M11S</meta:editing-duration>
    <meta:editing-cycles>14</meta:editing-cycles>
    <meta:generator>LibreOffice/3.5$Linux_x86 LibreOffice_project/350m1$Build-2</meta:generator>
    <meta:document-statistic meta:table-count="0" meta:image-count="0" meta:object-count="0" meta:page-count="12" meta:paragraph-count="319" meta:word-count="980" meta:character-count="6600" meta:non-whitespace-character-count="5933"/>
  </office:meta>
</office:document-meta>
</file>